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al 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hrowing Ticks</text:p>
          </table:table-cell>
          <table:table-cell office:value-type="string" calcext:value-type="string">
            <text:p>Throwing RP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Hoop Segment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enter Right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way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ry Close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oes 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8">00/00/0000</text:date>, <text:time style:data-style-name="N2" text:time-value="01:23:03.062687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01:22:07.162130955</meta:creation-date>
    <dc:date>2018-02-18T02:36:35.253772972</dc:date>
    <meta:editing-duration>PT47M9S</meta:editing-duration>
    <meta:editing-cycles>3</meta:editing-cycles>
    <meta:generator>LibreOffice/5.4.2.2$Linux_X86_64 LibreOffice_project/40m0$Build-2</meta:generator>
    <meta:document-statistic meta:table-count="1" meta:cell-count="48" meta:object-count="0"/>
  </office:meta>
</office:document-meta>
</file>